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Midnightblue-title">
      <style:graphic-properties fo:min-height="0.101cm" loext:decorative="false"/>
      <style:paragraph-properties style:writing-mode="lr-tb"/>
    </style:style>
    <style:style style:name="pr8" style:family="presentation" style:parent-style-name="Midnightblue-outline1">
      <style:graphic-properties fo:min-height="0.1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Partie expériementale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asile Plus-Gourd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Présentation du système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Intérêt pédagogique du systèm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Prix</text:p>
              </text:list-item>
              <text:list-item>
                <text:p>Richess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Problématique scientifique</text:p>
          </draw:text-box>
        </draw:frame>
        <draw:frame presentation:style-name="pr8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nipulations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Partie Pédagogique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Présentation séquence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oblématique de la séquence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lacement dans l’année et prérequis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Objectif de la séquence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éroulement de la séquence / choix pédagogiques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étail semaine 1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étail semaine 2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étail semaine 3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<text:s/>Détail semaine 4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aluation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Remédiation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ifférenciation pédagogique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étail de la séance sur le support proposé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Objectifs de la séance, lien avec séquence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5cm" presentation:class="title" presentation:user-transformed="true">
          <draw:text-box>
            <text:p>Justification des choix pédagogiques pour la séance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placeholder="true">
          <draw:text-box/>
        </draw:frame>
        <draw:frame presentation:style-name="pr5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7T15:30:37.353722200</meta:creation-date>
    <dc:description>This work is licensed under a Creative Commons 0 License.
It makes use of the works of Jun NOGATA.</dc:description>
    <meta:generator>LibreOffice/25.2.3.2$Windows_X86_64 LibreOffice_project/bbb074479178df812d175f709636b368952c2ce3</meta:generator>
    <dc:title>Midnightblue</dc:title>
    <meta:editing-duration>PT3H46M16S</meta:editing-duration>
    <meta:editing-cycles>2</meta:editing-cycles>
    <dc:date>2025-06-07T19:39:55.355386000</dc:date>
    <meta:document-statistic meta:object-count="138"/>
  </office:meta>
</office:document-meta>
</file>